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126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2.0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 requested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ctual Delivered</text:p>
          </table:table-cell>
          <table:table-cell table:style-name="ce7" office:value-type="string">
            <text:p>Pictures</text:p>
          </table:table-cell>
          <table:table-cell/>
        </table:table-row>
        <table:table-row table:style-name="ro3">
          <table:table-cell table:style-name="ce2" office:value-type="string">
            <text:p>Cowboys and Carols</text:p>
          </table:table-cell>
          <table:table-cell table:style-name="ce2" office:value-type="string">
            <text:p>Laurene Weste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300">
            <text:p>300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Holiday Boutique</text:p>
          </table:table-cell>
          <table:table-cell table:style-name="ce2" office:value-type="string">
            <text:p>Laurene Weste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30">
            <text:p>13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style-name="ce2" office:value-type="string">
            <text:p>Elliott Tribute</text:p>
          </table:table-cell>
          <table:table-cell table:style-name="ce2" office:value-type="string">
            <text:p>Sheila Miller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Trading Post</text:p>
          </table:table-cell>
          <table:table-cell table:style-name="ce2" office:value-type="string">
            <text:p>Becki Basham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style-name="ce2" office:value-type="string">
            <text:p>Happenings Round the House</text:p>
          </table:table-cell>
          <table:table-cell table:style-name="ce2" office:value-type="string">
            <text:p>Rachel Barnes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421">
            <text:p>421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3">
          <table:table-cell table:style-name="ce2" office:value-type="string">
            <text:p>Hitting the Trail</text:p>
          </table:table-cell>
          <table:table-cell table:style-name="ce2" office:value-type="string">
            <text:p>Bill Miller</text:p>
          </table:table-cell>
          <table:table-cell table:style-name="ce2" office:value-type="float" office:value="726">
            <text:p>72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726">
            <text:p>726</text:p>
          </table:table-cell>
          <table:table-cell table:style-name="ce2" office:value-type="float" office:value="3">
            <text:p>3</text:p>
          </table:table-cell>
          <table:table-cell/>
        </table:table-row>
        <table:table-row table:style-name="ro3">
          <table:table-cell table:number-columns-repeated="2" table:style-name="ce2" office:value-type="string">
            <text:p>John Boston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067">
            <text:p>1067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style-name="ce2" office:value-type="string">
            <text:p>Back Page</text:p>
          </table:table-cell>
          <table:table-cell table:style-name="ce2" office:value-type="string">
            <text:p>Gerry Hogan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600">
            <text:p>600</text:p>
          </table:table-cell>
          <table:table-cell table:style-name="ce2" office:value-type="float" office:value="0">
            <text:p>0</text:p>
          </table:table-cell>
          <table:table-cell/>
        </table:table-row>
        <table:table-row table:style-name="ro3">
          <table:table-cell table:style-name="ce2" office:value-type="string">
            <text:p>Cowboys and Carols graphic</text:p>
          </table:table-cell>
          <table:table-cell table:style-name="ce2" office:value-type="string">
            <text:p>Bill West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/>
        </table:table-row>
        <table:table-row table:style-name="ro3">
          <table:table-cell table:style-name="ce2" table:number-columns-repeated="7"/>
          <table:table-cell/>
        </table:table-row>
        <table:table-row table:style-name="ro3">
          <table:table-cell table:style-name="ce2" table:number-columns-repeated="4"/>
          <table:table-cell table:style-name="ce4" office:value-type="string">
            <text:p>Planned Estimated Pages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2" table:number-columns-repeated="4"/>
          <table:table-cell table:style-name="ce6" table:formula="of:=SUM([.C16:.D16])" office:value-type="float" office:value="9.51">
            <text:p>9.51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2" table:number-columns-repeated="6"/>
          <table:table-cell table:number-columns-repeated="2"/>
        </table:table-row>
        <table:table-row table:style-name="ro3">
          <table:table-cell table:style-name="ce3" office:value-type="string">
            <text:p>Totals:</text:p>
          </table:table-cell>
          <table:table-cell table:style-name="ce2"/>
          <table:table-cell table:style-name="ce5" table:formula="of:=SUM([.C2:.C14])" office:value-type="float" office:value="4626">
            <text:p>4626</text:p>
          </table:table-cell>
          <table:table-cell table:style-name="ce5" table:formula="of:=SUM([.D2:.D14])" office:value-type="float" office:value="9">
            <text:p>9</text:p>
          </table:table-cell>
          <table:table-cell table:style-name="ce2"/>
          <table:table-cell table:style-name="ce5" table:formula="of:=SUM([.F2:.F14])" office:value-type="float" office:value="3994">
            <text:p>3994</text:p>
          </table:table-cell>
          <table:table-cell table:style-name="ce5" table:formula="of:=SUM([.G2:.G14])" office:value-type="float" office:value="13">
            <text:p>13</text:p>
          </table:table-cell>
          <table:table-cell table:style-name="ce4" office:value-type="string">
            <text:p>Actual Estimated Pages</text:p>
          </table:table-cell>
        </table:table-row>
        <table:table-row table:style-name="ro3">
          <table:table-cell table:style-name="ce2"/>
          <table:table-cell table:style-name="ce4" office:value-type="string">
            <text:p>Pages:</text:p>
          </table:table-cell>
          <table:table-cell table:style-name="ce6" table:formula="of:=[.C15]/600" office:value-type="float" office:value="7.71">
            <text:p>7.71</text:p>
          </table:table-cell>
          <table:table-cell table:style-name="ce6" table:formula="of:=[.D15]/5" office:value-type="float" office:value="1.8">
            <text:p>1.80</text:p>
          </table:table-cell>
          <table:table-cell table:style-name="ce2"/>
          <table:table-cell table:style-name="ce6" table:formula="of:=[.F15]/600" office:value-type="float" office:value="6.65666666666667">
            <text:p>6.66</text:p>
          </table:table-cell>
          <table:table-cell table:style-name="ce6" table:formula="of:=[.G15]/5" office:value-type="float" office:value="2.6">
            <text:p>2.60</text:p>
          </table:table-cell>
          <table:table-cell table:style-name="ce8" table:formula="of:=SUM([.F16:.G16])" office:value-type="float" office:value="9.25666666666667">
            <text:p>9.26</text:p>
          </table:table-cell>
        </table:table-row>
        <table:table-row table:style-name="ro3" table:number-rows-repeated="4">
          <table:table-cell table:style-name="ce2" table:number-columns-repeated="5"/>
          <table:table-cell table:number-columns-repeated="3"/>
        </table:table-row>
        <table:table-row table:style-name="ro3">
          <table:table-cell table:number-columns-repeated="3"/>
          <table:table-cell table:style-name="ce2" table:number-columns-repeated="2"/>
          <table:table-cell table:number-columns-repeated="3"/>
        </table:table-row>
        <table:table-row table:style-name="ro3" table:number-rows-repeated="3">
          <table:table-cell table:number-columns-repeated="4"/>
          <table:table-cell table:style-name="ce2"/>
          <table:table-cell table:number-columns-repeated="3"/>
        </table:table-row>
        <table:table-row table:style-name="ro4" table:number-rows-repeated="104855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10-09T18:46:36</dc:date>
    <dc:creator>Bill West</dc:creator>
    <meta:editing-duration>PT1H25M22S</meta:editing-duration>
    <meta:editing-cycles>12</meta:editing-cycles>
    <meta:document-statistic meta:table-count="3" meta:cell-count="72" meta:object-count="0"/>
  </office:meta>
</office:document-meta>
</file>